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21" calcext:value-type="float">
            <text:p>0,121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7859" calcext:value-type="float">
            <text:p>0,07859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1369" calcext:value-type="float">
            <text:p>0,221369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office:value-type="percentage" office:value="0.3786" calcext:value-type="percentage">
            <text:p>37,86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3892" calcext:value-type="percentage">
            <text:p>38,92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office:value-type="percentage" office:value="0.4172" calcext:value-type="percentage">
            <text:p>41,72%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3801" calcext:value-type="percentage">
            <text:p>38,01%</text:p>
          </table:table-cell>
          <table:table-cell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office:value-type="percentage" office:value="0.4085" calcext:value-type="percentage">
            <text:p>40,85%</text:p>
          </table:table-cell>
          <table:table-cell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732" calcext:value-type="percentage">
            <text:p>37,32%</text:p>
          </table:table-cell>
          <table:table-cell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3" office:value-type="percentage" office:value="0.1524" calcext:value-type="percentage">
            <text:p>15,24%</text:p>
          </table:table-cell>
          <table:table-cell table:style-name="ce3"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3" office:value-type="percentage" office:value="0.1657" calcext:value-type="percentage">
            <text:p>16,57%</text:p>
          </table:table-cell>
          <table:table-cell table:style-name="ce3" office:value-type="percentage" office:value="0.1747" calcext:value-type="percentage">
            <text:p>17,4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3" office:value-type="percentage" office:value="0.0514" calcext:value-type="percentage">
            <text:p>5,14%</text:p>
          </table:table-cell>
          <table:table-cell table:style-name="ce3" office:value-type="percentage" office:value="0.0788" calcext:value-type="percentage">
            <text:p>7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3" office:value-type="percentage" office:value="0.0857" calcext:value-type="percentage">
            <text:p>8,57%</text:p>
          </table:table-cell>
          <table:table-cell table:style-name="ce3" office:value-type="percentage" office:value="0.0826" calcext:value-type="percentage">
            <text:p>8,26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3" office:value-type="percentage" office:value="0.0895" calcext:value-type="percentage">
            <text:p>8,95%</text:p>
          </table:table-cell>
          <table:table-cell table:style-name="ce3" office:value-type="percentage" office:value="0.0246" calcext:value-type="percentage">
            <text:p>2,46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3" office:value-type="percentage" office:value="0.0886" calcext:value-type="percentage">
            <text:p>8,86%</text:p>
          </table:table-cell>
          <table:table-cell table:style-name="ce3" office:value-type="percentage" office:value="0.1227" calcext:value-type="percentage">
            <text:p>12,27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3" office:value-type="percentage" office:value="0.079" calcext:value-type="percentage">
            <text:p>7,90%</text:p>
          </table:table-cell>
          <table:table-cell table:style-name="ce3"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3" office:value-type="percentage" office:value="0.0714" calcext:value-type="percentage">
            <text:p>7,14%</text:p>
          </table:table-cell>
          <table:table-cell table:style-name="ce3"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3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3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925" calcext:value-type="float">
            <text:p>7,925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2139" calcext:value-type="percentage">
            <text:p>21,39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081" calcext:value-type="percentage">
            <text:p>30,81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office:value-type="float" office:value="872.84" calcext:value-type="float">
            <text:p>872,8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office:value-type="float" office:value="662.57" calcext:value-type="float">
            <text:p>662,5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14" calcext:value-type="percentage">
            <text:p>6,14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241" calcext:value-type="percentage">
            <text:p>2,41%</text:p>
          </table:table-cell>
          <table:table-cell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362" calcext:value-type="percentage">
            <text:p>3,62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32" calcext:value-type="percentage">
            <text:p>4,32%</text:p>
          </table:table-cell>
          <table:table-cell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56" calcext:value-type="percentage">
            <text:p>1,56%</text:p>
          </table:table-cell>
          <table:table-cell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9"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169" calcext:value-type="percentage">
            <text:p>1,69%</text:p>
          </table:table-cell>
          <table:table-cell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9"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9" office:value-type="percentage" office:value="0.0547" calcext:value-type="percentage">
            <text:p>5,47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table:number-columns-repeated="2"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9" office:value-type="percentage" office:value="0.0545" calcext:value-type="percentage">
            <text:p>5,45%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0407" calcext:value-type="percentage">
            <text:p>4,07%</text:p>
          </table:table-cell>
          <table:table-cell table:number-columns-repeated="2"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zonf_s_10</text:p>
          </table:table-cell>
          <table:table-cell office:value-type="percentage" office:value="0.0293" calcext:value-type="percentage">
            <text:p>2,93%</text:p>
          </table:table-cell>
          <table:table-cell table:number-columns-repeated="2"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961" calcext:value-type="percentage">
            <text:p>4,96%</text:p>
          </table:table-cell>
          <table:table-cell/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300833333333333" calcext:value-type="percentage">
            <text:p>3,01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2498" calcext:value-type="percentage">
            <text:p>24,98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table:style-name="ce5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2628" calcext:value-type="percentage">
            <text:p>26,2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table:style-name="ce5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712" calcext:value-type="percentage">
            <text:p>27,1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table:style-name="ce5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2389" calcext:value-type="percentage">
            <text:p>23,8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table:style-name="ce5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777" calcext:value-type="percentage">
            <text:p>17,77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table:style-name="ce5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434" calcext:value-type="percentage">
            <text:p>24,3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table:style-name="ce5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944" calcext:value-type="percentage">
            <text:p>19,44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table:style-name="ce5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779" calcext:value-type="percentage">
            <text:p>27,79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number-columns-repeated="2" office:value-type="float" office:value="0.6938" calcext:value-type="float">
            <text:p>0,693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number-columns-repeated="2" office:value-type="float" office:value="0.4127" calcext:value-type="float">
            <text:p>0,4127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number-columns-repeated="2" office:value-type="float" office:value="0.5161" calcext:value-type="float">
            <text:p>0,5161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50711" calcext:value-type="float">
            <text:p>0,50711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office:value-type="percentage" office:value="0.4443" calcext:value-type="percentage">
            <text:p>44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4503" calcext:value-type="percentage">
            <text:p>45,03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table:number-columns-repeated="2"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table:number-columns-repeated="2"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/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9:32:15.25196076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9T00:42:52.689248302</dc:date>
    <meta:editing-duration>P9DT1H41M33S</meta:editing-duration>
    <meta:editing-cycles>1700</meta:editing-cycles>
    <meta:generator>LibreOffice/7.0.2.2$Linux_X86_64 LibreOffice_project/00$Build-2</meta:generator>
    <meta:document-statistic meta:table-count="1" meta:cell-count="1046" meta:object-count="0"/>
  </office:meta>
</office:document-meta>
</file>